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ae8" officeooo:paragraph-rsid="00085ae8"/>
    </style:style>
    <style:style style:name="P2" style:family="paragraph" style:parent-style-name="Standard">
      <style:text-properties officeooo:rsid="00085ae8" officeooo:paragraph-rsid="0009b530"/>
    </style:style>
    <style:style style:name="P3" style:family="paragraph" style:parent-style-name="Standard">
      <style:text-properties officeooo:rsid="000b5ef3" officeooo:paragraph-rsid="000b5ef3"/>
    </style:style>
    <style:style style:name="P4" style:family="paragraph" style:parent-style-name="Standard">
      <style:text-properties officeooo:rsid="000be603" officeooo:paragraph-rsid="000be603"/>
    </style:style>
    <style:style style:name="P5" style:family="paragraph" style:parent-style-name="Standard">
      <style:text-properties officeooo:rsid="000be603" officeooo:paragraph-rsid="000be603"/>
    </style:style>
    <style:style style:name="T1" style:family="text">
      <style:text-properties officeooo:rsid="0009b530"/>
    </style:style>
    <style:style style:name="T2" style:family="text">
      <style:text-properties officeooo:rsid="000be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#</text:span>Upgrading to python 3.8 and making it default</text:p>
      <text:p text:style-name="P2"><text:a xlink:type="simple" xlink:href="https://installvirtual.com/how-to-install-python-3-8-on-raspberry-pi-raspbian/" text:style-name="Internet_20_link" text:visited-style-name="Visited_20_Internet_20_Link"><text:span text:style-name="T1">https://installvirtual.com/how-to-install-python-3-8-on-raspberry-pi-raspbian/</text:span></text:a></text:p>
      <text:p text:style-name="P2"/>
      <text:p text:style-name="P2"/>
      <text:p text:style-name="P3"><text:span text:style-name="T2">#</text:span>Installing sqlalchemy for python 3</text:p>
      <text:p text:style-name="P3"/>
      <text:p text:style-name="P3">sudo apt-get install python3-pip</text:p>
      <text:p text:style-name="P3">sudo apt-get install python3-all-dev</text:p>
      <text:p text:style-name="P3">sudo pip3 install SQLAlchemy</text:p>
      <text:p text:style-name="P3"/>
      <text:p text:style-name="P4">#installing psycopg2</text:p>
      <text:p text:style-name="P4"/>
      <text:p text:style-name="P4">sudo apt-get install libpq-dev</text:p>
      <text:p text:style-name="P4">pip3 install psycopg2</text:p>
      <text:p text:style-name="P4"/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01:20.332390218</meta:creation-date>
    <dc:date>2020-04-21T18:34:09.775607569</dc:date>
    <meta:editing-duration>PT36M7S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1" meta:paragraph-count="9" meta:word-count="35" meta:character-count="326" meta:non-whitespace-character-count="300"/>
  </office:meta>
</office:document-meta>
</file>